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7.75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ybridThreatAw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699" calcext:value-type="float">
            <text:p>133699</text:p>
          </table:table-cell>
          <table:table-cell office:value-type="float" office:value="17875400000" calcext:value-type="float">
            <text:p>17875400000</text:p>
          </table:table-cell>
          <table:table-cell office:value-type="float" office:value="4" calcext:value-type="float">
            <text:p>4</text:p>
          </table:table-cell>
          <table:table-cell table:formula="of:=IFERROR([.C1]/([.C1]-[.G1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1090" calcext:value-type="float">
            <text:p>151090</text:p>
          </table:table-cell>
          <table:table-cell office:value-type="float" office:value="29370900000" calcext:value-type="float">
            <text:p>29370900000</text:p>
          </table:table-cell>
          <table:table-cell office:value-type="float" office:value="6" calcext:value-type="float">
            <text:p>6</text:p>
          </table:table-cell>
          <table:table-cell table:formula="of:=IFERROR([.C2]/([.C2]-[.G2]);1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8852" calcext:value-type="float">
            <text:p>198852</text:p>
          </table:table-cell>
          <table:table-cell office:value-type="float" office:value="43426500000" calcext:value-type="float">
            <text:p>43426500000</text:p>
          </table:table-cell>
          <table:table-cell office:value-type="float" office:value="6" calcext:value-type="float">
            <text:p>6</text:p>
          </table:table-cell>
          <table:table-cell table:formula="of:=IFERROR([.C3]/([.C3]-[.G3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1930" calcext:value-type="float">
            <text:p>201930</text:p>
          </table:table-cell>
          <table:table-cell office:value-type="float" office:value="48782600000" calcext:value-type="float">
            <text:p>48782600000</text:p>
          </table:table-cell>
          <table:table-cell office:value-type="float" office:value="13" calcext:value-type="float">
            <text:p>13</text:p>
          </table:table-cell>
          <table:table-cell table:formula="of:=IFERROR([.C4]/([.C4]-[.G4]);1)" office:value-type="float" office:value="4.25" calcext:value-type="float">
            <text:p>4.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5637" calcext:value-type="float">
            <text:p>145637</text:p>
          </table:table-cell>
          <table:table-cell office:value-type="float" office:value="30546700000" calcext:value-type="float">
            <text:p>30546700000</text:p>
          </table:table-cell>
          <table:table-cell office:value-type="float" office:value="11" calcext:value-type="float">
            <text:p>11</text:p>
          </table:table-cell>
          <table:table-cell table:formula="of:=IFERROR([.C5]/([.C5]-[.G5]);1)" office:value-type="float" office:value="2.83333333333333" calcext:value-type="float">
            <text:p>2.8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5303" calcext:value-type="float">
            <text:p>255303</text:p>
          </table:table-cell>
          <table:table-cell office:value-type="float" office:value="77202500000" calcext:value-type="float">
            <text:p>77202500000</text:p>
          </table:table-cell>
          <table:table-cell office:value-type="float" office:value="8" calcext:value-type="float">
            <text:p>8</text:p>
          </table:table-cell>
          <table:table-cell table:formula="of:=IFERROR([.C6]/([.C6]-[.G6]);1)" office:value-type="float" office:value="3.66666666666667" calcext:value-type="float">
            <text:p>3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0600" calcext:value-type="float">
            <text:p>150600</text:p>
          </table:table-cell>
          <table:table-cell office:value-type="float" office:value="22683600000" calcext:value-type="float">
            <text:p>22683600000</text:p>
          </table:table-cell>
          <table:table-cell office:value-type="float" office:value="5" calcext:value-type="float">
            <text:p>5</text:p>
          </table:table-cell>
          <table:table-cell table:formula="of:=IFERROR([.C7]/([.C7]-[.G7]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5443" calcext:value-type="float">
            <text:p>165443</text:p>
          </table:table-cell>
          <table:table-cell office:value-type="float" office:value="45061100000" calcext:value-type="float">
            <text:p>45061100000</text:p>
          </table:table-cell>
          <table:table-cell office:value-type="float" office:value="13" calcext:value-type="float">
            <text:p>13</text:p>
          </table:table-cell>
          <table:table-cell table:formula="of:=IFERROR([.C8]/([.C8]-[.G8]);1)" office:value-type="float" office:value="4.25" calcext:value-type="float">
            <text:p>4.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4590" calcext:value-type="float">
            <text:p>164590</text:p>
          </table:table-cell>
          <table:table-cell office:value-type="float" office:value="33818000000" calcext:value-type="float">
            <text:p>33818000000</text:p>
          </table:table-cell>
          <table:table-cell office:value-type="float" office:value="16" calcext:value-type="float">
            <text:p>16</text:p>
          </table:table-cell>
          <table:table-cell table:formula="of:=IFERROR([.C9]/([.C9]-[.G9]);1)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324" calcext:value-type="float">
            <text:p>165324</text:p>
          </table:table-cell>
          <table:table-cell office:value-type="float" office:value="27332000000" calcext:value-type="float">
            <text:p>27332000000</text:p>
          </table:table-cell>
          <table:table-cell office:value-type="float" office:value="3" calcext:value-type="float">
            <text:p>3</text:p>
          </table:table-cell>
          <table:table-cell table:formula="of:=IFERROR([.C10]/([.C10]-[.G10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1023" calcext:value-type="float">
            <text:p>161023</text:p>
          </table:table-cell>
          <table:table-cell office:value-type="float" office:value="39042200000" calcext:value-type="float">
            <text:p>39042200000</text:p>
          </table:table-cell>
          <table:table-cell office:value-type="float" office:value="17" calcext:value-type="float">
            <text:p>17</text:p>
          </table:table-cell>
          <table:table-cell table:formula="of:=IFERROR([.C11]/([.C11]-[.G11]);1)" office:value-type="float" office:value="2.30769230769231" calcext:value-type="float">
            <text:p>2.30769230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3859" calcext:value-type="float">
            <text:p>153859</text:p>
          </table:table-cell>
          <table:table-cell office:value-type="float" office:value="38878100000" calcext:value-type="float">
            <text:p>38878100000</text:p>
          </table:table-cell>
          <table:table-cell office:value-type="float" office:value="7" calcext:value-type="float">
            <text:p>7</text:p>
          </table:table-cell>
          <table:table-cell table:formula="of:=IFERROR([.C12]/([.C12]-[.G12]);1)" office:value-type="float" office:value="2.16666666666667" calcext:value-type="float">
            <text:p>2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3765" calcext:value-type="float">
            <text:p>303765</text:p>
          </table:table-cell>
          <table:table-cell office:value-type="float" office:value="98097900000" calcext:value-type="float">
            <text:p>98097900000</text:p>
          </table:table-cell>
          <table:table-cell office:value-type="float" office:value="6" calcext:value-type="float">
            <text:p>6</text:p>
          </table:table-cell>
          <table:table-cell table:formula="of:=IFERROR([.C13]/([.C13]-[.G13]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0926" calcext:value-type="float">
            <text:p>170926</text:p>
          </table:table-cell>
          <table:table-cell office:value-type="float" office:value="43505400000" calcext:value-type="float">
            <text:p>43505400000</text:p>
          </table:table-cell>
          <table:table-cell office:value-type="float" office:value="5" calcext:value-type="float">
            <text:p>5</text:p>
          </table:table-cell>
          <table:table-cell table:formula="of:=IFERROR([.C14]/([.C14]-[.G14]);1)"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6174" calcext:value-type="float">
            <text:p>266174</text:p>
          </table:table-cell>
          <table:table-cell office:value-type="float" office:value="82113200000" calcext:value-type="float">
            <text:p>82113200000</text:p>
          </table:table-cell>
          <table:table-cell office:value-type="float" office:value="20" calcext:value-type="float">
            <text:p>20</text:p>
          </table:table-cell>
          <table:table-cell table:formula="of:=IFERROR([.C15]/([.C15]-[.G15]);1)" office:value-type="float" office:value="3.85714285714286" calcext:value-type="float">
            <text:p>3.85714285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7617" calcext:value-type="float">
            <text:p>277617</text:p>
          </table:table-cell>
          <table:table-cell office:value-type="float" office:value="86840400000" calcext:value-type="float">
            <text:p>86840400000</text:p>
          </table:table-cell>
          <table:table-cell office:value-type="float" office:value="14" calcext:value-type="float">
            <text:p>14</text:p>
          </table:table-cell>
          <table:table-cell table:formula="of:=IFERROR([.C16]/([.C16]-[.G16]);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43536" calcext:value-type="float">
            <text:p>243536</text:p>
          </table:table-cell>
          <table:table-cell office:value-type="float" office:value="73114900000" calcext:value-type="float">
            <text:p>73114900000</text:p>
          </table:table-cell>
          <table:table-cell office:value-type="float" office:value="26" calcext:value-type="float">
            <text:p>26</text:p>
          </table:table-cell>
          <table:table-cell table:formula="of:=IFERROR([.C17]/([.C17]-[.G17]);1)" office:value-type="float" office:value="3.36363636363636" calcext:value-type="float">
            <text:p>3.3636363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7260" calcext:value-type="float">
            <text:p>247260</text:p>
          </table:table-cell>
          <table:table-cell office:value-type="float" office:value="71389000000" calcext:value-type="float">
            <text:p>71389000000</text:p>
          </table:table-cell>
          <table:table-cell office:value-type="float" office:value="15" calcext:value-type="float">
            <text:p>15</text:p>
          </table:table-cell>
          <table:table-cell table:formula="of:=IFERROR([.C18]/([.C18]-[.G18]);1)"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1290" calcext:value-type="float">
            <text:p>201290</text:p>
          </table:table-cell>
          <table:table-cell office:value-type="float" office:value="54525600000" calcext:value-type="float">
            <text:p>54525600000</text:p>
          </table:table-cell>
          <table:table-cell office:value-type="float" office:value="10" calcext:value-type="float">
            <text:p>10</text:p>
          </table:table-cell>
          <table:table-cell table:formula="of:=IFERROR([.C19]/([.C19]-[.G19]);1)"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62300" calcext:value-type="float">
            <text:p>262300</text:p>
          </table:table-cell>
          <table:table-cell office:value-type="float" office:value="75095600000" calcext:value-type="float">
            <text:p>75095600000</text:p>
          </table:table-cell>
          <table:table-cell office:value-type="float" office:value="25" calcext:value-type="float">
            <text:p>25</text:p>
          </table:table-cell>
          <table:table-cell table:formula="of:=IFERROR([.C20]/([.C20]-[.G20]);1)" office:value-type="float" office:value="2.78571428571429" calcext:value-type="float">
            <text:p>2.78571428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2279" calcext:value-type="float">
            <text:p>182279</text:p>
          </table:table-cell>
          <table:table-cell office:value-type="float" office:value="48238700000" calcext:value-type="float">
            <text:p>48238700000</text:p>
          </table:table-cell>
          <table:table-cell office:value-type="float" office:value="6" calcext:value-type="float">
            <text:p>6</text:p>
          </table:table-cell>
          <table:table-cell table:formula="of:=IFERROR([.C21]/([.C21]-[.G21]);1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9881" calcext:value-type="float">
            <text:p>299881</text:p>
          </table:table-cell>
          <table:table-cell office:value-type="float" office:value="99068700000" calcext:value-type="float">
            <text:p>99068700000</text:p>
          </table:table-cell>
          <table:table-cell office:value-type="float" office:value="17" calcext:value-type="float">
            <text:p>17</text:p>
          </table:table-cell>
          <table:table-cell table:formula="of:=IFERROR([.C22]/([.C22]-[.G22]);1)" office:value-type="float" office:value="3.42857142857143" calcext:value-type="float">
            <text:p>3.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4621" calcext:value-type="float">
            <text:p>194621</text:p>
          </table:table-cell>
          <table:table-cell office:value-type="float" office:value="48532700000" calcext:value-type="float">
            <text:p>48532700000</text:p>
          </table:table-cell>
          <table:table-cell office:value-type="float" office:value="8" calcext:value-type="float">
            <text:p>8</text:p>
          </table:table-cell>
          <table:table-cell table:formula="of:=IFERROR([.C23]/([.C23]-[.G23])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4668" calcext:value-type="float">
            <text:p>254668</text:p>
          </table:table-cell>
          <table:table-cell office:value-type="float" office:value="69206800000" calcext:value-type="float">
            <text:p>69206800000</text:p>
          </table:table-cell>
          <table:table-cell office:value-type="float" office:value="12" calcext:value-type="float">
            <text:p>12</text:p>
          </table:table-cell>
          <table:table-cell table:formula="of:=IFERROR([.C24]/([.C24]-[.G24]);1)" office:value-type="float" office:value="2.71428571428571" calcext:value-type="float">
            <text:p>2.714285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8282" calcext:value-type="float">
            <text:p>178282</text:p>
          </table:table-cell>
          <table:table-cell office:value-type="float" office:value="44162900000" calcext:value-type="float">
            <text:p>44162900000</text:p>
          </table:table-cell>
          <table:table-cell office:value-type="float" office:value="24" calcext:value-type="float">
            <text:p>24</text:p>
          </table:table-cell>
          <table:table-cell table:formula="of:=IFERROR([.C25]/([.C25]-[.G25]);1)" office:value-type="float" office:value="3.18181818181818" calcext:value-type="float">
            <text:p>3.1818181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5310" calcext:value-type="float">
            <text:p>235310</text:p>
          </table:table-cell>
          <table:table-cell office:value-type="float" office:value="65747400000" calcext:value-type="float">
            <text:p>65747400000</text:p>
          </table:table-cell>
          <table:table-cell office:value-type="float" office:value="13" calcext:value-type="float">
            <text:p>13</text:p>
          </table:table-cell>
          <table:table-cell table:formula="of:=IFERROR([.C26]/([.C26]-[.G26]);1)" office:value-type="float" office:value="2.85714285714286" calcext:value-type="float">
            <text:p>2.8571428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8797" calcext:value-type="float">
            <text:p>208797</text:p>
          </table:table-cell>
          <table:table-cell office:value-type="float" office:value="55117100000" calcext:value-type="float">
            <text:p>55117100000</text:p>
          </table:table-cell>
          <table:table-cell office:value-type="float" office:value="17" calcext:value-type="float">
            <text:p>17</text:p>
          </table:table-cell>
          <table:table-cell table:formula="of:=IFERROR([.C27]/([.C27]-[.G27]);1)"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789.3" calcext:value-type="float">
            <text:p>53789.3</text:p>
          </table:table-cell>
          <table:table-cell office:value-type="float" office:value="2893290000" calcext:value-type="float">
            <text:p>2893290000</text:p>
          </table:table-cell>
          <table:table-cell office:value-type="float" office:value="4" calcext:value-type="float">
            <text:p>4</text:p>
          </table:table-cell>
          <table:table-cell table:formula="of:=IFERROR([.C28]/([.C28]-[.G28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6914" calcext:value-type="float">
            <text:p>146914</text:p>
          </table:table-cell>
          <table:table-cell office:value-type="float" office:value="37543100000" calcext:value-type="float">
            <text:p>37543100000</text:p>
          </table:table-cell>
          <table:table-cell office:value-type="float" office:value="10" calcext:value-type="float">
            <text:p>10</text:p>
          </table:table-cell>
          <table:table-cell table:formula="of:=IFERROR([.C29]/([.C29]-[.G29]);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9059" calcext:value-type="float">
            <text:p>179059</text:p>
          </table:table-cell>
          <table:table-cell office:value-type="float" office:value="52289700000" calcext:value-type="float">
            <text:p>52289700000</text:p>
          </table:table-cell>
          <table:table-cell office:value-type="float" office:value="10" calcext:value-type="float">
            <text:p>10</text:p>
          </table:table-cell>
          <table:table-cell table:formula="of:=IFERROR([.C30]/([.C30]-[.G30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6750" calcext:value-type="float">
            <text:p>176750</text:p>
          </table:table-cell>
          <table:table-cell office:value-type="float" office:value="46455900000" calcext:value-type="float">
            <text:p>46455900000</text:p>
          </table:table-cell>
          <table:table-cell office:value-type="float" office:value="3" calcext:value-type="float">
            <text:p>3</text:p>
          </table:table-cell>
          <table:table-cell table:formula="of:=IFERROR([.C31]/([.C31]-[.G31]);1)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3599" calcext:value-type="float">
            <text:p>263599</text:p>
          </table:table-cell>
          <table:table-cell office:value-type="float" office:value="84507000000" calcext:value-type="float">
            <text:p>84507000000</text:p>
          </table:table-cell>
          <table:table-cell office:value-type="float" office:value="23" calcext:value-type="float">
            <text:p>23</text:p>
          </table:table-cell>
          <table:table-cell table:formula="of:=IFERROR([.C32]/([.C32]-[.G32]);1)" office:value-type="float" office:value="2.91666666666667" calcext:value-type="float">
            <text:p>2.91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8294" calcext:value-type="float">
            <text:p>328294</text:p>
          </table:table-cell>
          <table:table-cell office:value-type="float" office:value="115372000000" calcext:value-type="float">
            <text:p>115372000000</text:p>
          </table:table-cell>
          <table:table-cell office:value-type="float" office:value="5" calcext:value-type="float">
            <text:p>5</text:p>
          </table:table-cell>
          <table:table-cell table:formula="of:=IFERROR([.C33]/([.C33]-[.G33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997" calcext:value-type="float">
            <text:p>165997</text:p>
          </table:table-cell>
          <table:table-cell office:value-type="float" office:value="27555100000" calcext:value-type="float">
            <text:p>27555100000</text:p>
          </table:table-cell>
          <table:table-cell office:value-type="float" office:value="4" calcext:value-type="float">
            <text:p>4</text:p>
          </table:table-cell>
          <table:table-cell table:formula="of:=IFERROR([.C34]/([.C34]-[.G34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4625" calcext:value-type="float">
            <text:p>274625</text:p>
          </table:table-cell>
          <table:table-cell office:value-type="float" office:value="81203200000" calcext:value-type="float">
            <text:p>81203200000</text:p>
          </table:table-cell>
          <table:table-cell office:value-type="float" office:value="23" calcext:value-type="float">
            <text:p>23</text:p>
          </table:table-cell>
          <table:table-cell table:formula="of:=IFERROR([.C35]/([.C35]-[.G35]);1)"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43565" calcext:value-type="float">
            <text:p>243565</text:p>
          </table:table-cell>
          <table:table-cell office:value-type="float" office:value="73392200000" calcext:value-type="float">
            <text:p>73392200000</text:p>
          </table:table-cell>
          <table:table-cell office:value-type="float" office:value="26" calcext:value-type="float">
            <text:p>26</text:p>
          </table:table-cell>
          <table:table-cell table:formula="of:=IFERROR([.C36]/([.C36]-[.G3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1505" calcext:value-type="float">
            <text:p>111505</text:p>
          </table:table-cell>
          <table:table-cell office:value-type="float" office:value="15634100000" calcext:value-type="float">
            <text:p>15634100000</text:p>
          </table:table-cell>
          <table:table-cell office:value-type="float" office:value="7" calcext:value-type="float">
            <text:p>7</text:p>
          </table:table-cell>
          <table:table-cell table:formula="of:=IFERROR([.C37]/([.C37]-[.G37]);1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62451" calcext:value-type="float">
            <text:p>262451</text:p>
          </table:table-cell>
          <table:table-cell office:value-type="float" office:value="80751000000" calcext:value-type="float">
            <text:p>80751000000</text:p>
          </table:table-cell>
          <table:table-cell office:value-type="float" office:value="10" calcext:value-type="float">
            <text:p>10</text:p>
          </table:table-cell>
          <table:table-cell table:formula="of:=IFERROR([.C38]/([.C38]-[.G38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8086" calcext:value-type="float">
            <text:p>268086</text:p>
          </table:table-cell>
          <table:table-cell office:value-type="float" office:value="85775100000" calcext:value-type="float">
            <text:p>85775100000</text:p>
          </table:table-cell>
          <table:table-cell office:value-type="float" office:value="16" calcext:value-type="float">
            <text:p>16</text:p>
          </table:table-cell>
          <table:table-cell table:formula="of:=IFERROR([.C39]/([.C39]-[.G39]);1)" office:value-type="float" office:value="2.45454545454545" calcext:value-type="float">
            <text:p>2.4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4774" calcext:value-type="float">
            <text:p>174774</text:p>
          </table:table-cell>
          <table:table-cell office:value-type="float" office:value="40044000000" calcext:value-type="float">
            <text:p>40044000000</text:p>
          </table:table-cell>
          <table:table-cell office:value-type="float" office:value="20" calcext:value-type="float">
            <text:p>20</text:p>
          </table:table-cell>
          <table:table-cell table:formula="of:=IFERROR([.C40]/([.C40]-[.G40]);1)" office:value-type="float" office:value="3.22222222222222" calcext:value-type="float">
            <text:p>3.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6496" calcext:value-type="float">
            <text:p>246496</text:p>
          </table:table-cell>
          <table:table-cell office:value-type="float" office:value="72908200000" calcext:value-type="float">
            <text:p>72908200000</text:p>
          </table:table-cell>
          <table:table-cell office:value-type="float" office:value="13" calcext:value-type="float">
            <text:p>13</text:p>
          </table:table-cell>
          <table:table-cell table:formula="of:=IFERROR([.C41]/([.C41]-[.G41]);1)" office:value-type="float" office:value="3.16666666666667" calcext:value-type="float">
            <text:p>3.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6330" calcext:value-type="float">
            <text:p>256330</text:p>
          </table:table-cell>
          <table:table-cell office:value-type="float" office:value="81048300000" calcext:value-type="float">
            <text:p>81048300000</text:p>
          </table:table-cell>
          <table:table-cell office:value-type="float" office:value="25" calcext:value-type="float">
            <text:p>25</text:p>
          </table:table-cell>
          <table:table-cell table:formula="of:=IFERROR([.C42]/([.C42]-[.G42]);1)" office:value-type="float" office:value="2.78571428571429" calcext:value-type="float">
            <text:p>2.7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60278" calcext:value-type="float">
            <text:p>160278</text:p>
          </table:table-cell>
          <table:table-cell office:value-type="float" office:value="34370400000" calcext:value-type="float">
            <text:p>34370400000</text:p>
          </table:table-cell>
          <table:table-cell office:value-type="float" office:value="25" calcext:value-type="float">
            <text:p>25</text:p>
          </table:table-cell>
          <table:table-cell table:formula="of:=IFERROR([.C43]/([.C43]-[.G43]);1)" office:value-type="float" office:value="2.78571428571429" calcext:value-type="float">
            <text:p>2.7857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5857" calcext:value-type="float">
            <text:p>145857</text:p>
          </table:table-cell>
          <table:table-cell office:value-type="float" office:value="24938900000" calcext:value-type="float">
            <text:p>24938900000</text:p>
          </table:table-cell>
          <table:table-cell office:value-type="float" office:value="8" calcext:value-type="float">
            <text:p>8</text:p>
          </table:table-cell>
          <table:table-cell table:formula="of:=IFERROR([.C44]/([.C44]-[.G44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0012" calcext:value-type="float">
            <text:p>290012</text:p>
          </table:table-cell>
          <table:table-cell office:value-type="float" office:value="92461200000" calcext:value-type="float">
            <text:p>92461200000</text:p>
          </table:table-cell>
          <table:table-cell office:value-type="float" office:value="5" calcext:value-type="float">
            <text:p>5</text:p>
          </table:table-cell>
          <table:table-cell table:formula="of:=IFERROR([.C45]/([.C45]-[.G45]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6288" calcext:value-type="float">
            <text:p>146288</text:p>
          </table:table-cell>
          <table:table-cell office:value-type="float" office:value="26742300000" calcext:value-type="float">
            <text:p>26742300000</text:p>
          </table:table-cell>
          <table:table-cell office:value-type="float" office:value="19" calcext:value-type="float">
            <text:p>19</text:p>
          </table:table-cell>
          <table:table-cell table:formula="of:=IFERROR([.C46]/([.C46]-[.G46]);1)" office:value-type="float" office:value="4.16666666666667" calcext:value-type="float">
            <text:p>4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5183.8" calcext:value-type="float">
            <text:p>95183.8</text:p>
          </table:table-cell>
          <table:table-cell office:value-type="float" office:value="11251600000" calcext:value-type="float">
            <text:p>11251600000</text:p>
          </table:table-cell>
          <table:table-cell office:value-type="float" office:value="8" calcext:value-type="float">
            <text:p>8</text:p>
          </table:table-cell>
          <table:table-cell table:formula="of:=IFERROR([.C47]/([.C47]-[.G47])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61475" calcext:value-type="float">
            <text:p>261475</text:p>
          </table:table-cell>
          <table:table-cell office:value-type="float" office:value="78586000000" calcext:value-type="float">
            <text:p>78586000000</text:p>
          </table:table-cell>
          <table:table-cell office:value-type="float" office:value="25" calcext:value-type="float">
            <text:p>25</text:p>
          </table:table-cell>
          <table:table-cell table:formula="of:=IFERROR([.C48]/([.C48]-[.G48]);1)" office:value-type="float" office:value="2.78571428571429" calcext:value-type="float">
            <text:p>2.78571428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9457" calcext:value-type="float">
            <text:p>219457</text:p>
          </table:table-cell>
          <table:table-cell office:value-type="float" office:value="51329800000" calcext:value-type="float">
            <text:p>51329800000</text:p>
          </table:table-cell>
          <table:table-cell office:value-type="float" office:value="11" calcext:value-type="float">
            <text:p>11</text:p>
          </table:table-cell>
          <table:table-cell table:formula="of:=IFERROR([.C49]/([.C49]-[.G49]);1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39206" calcext:value-type="float">
            <text:p>239206</text:p>
          </table:table-cell>
          <table:table-cell office:value-type="float" office:value="67503100000" calcext:value-type="float">
            <text:p>67503100000</text:p>
          </table:table-cell>
          <table:table-cell office:value-type="float" office:value="27" calcext:value-type="float">
            <text:p>27</text:p>
          </table:table-cell>
          <table:table-cell table:formula="of:=IFERROR([.C50]/([.C50]-[.G50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7751" calcext:value-type="float">
            <text:p>157751</text:p>
          </table:table-cell>
          <table:table-cell office:value-type="float" office:value="38838300000" calcext:value-type="float">
            <text:p>38838300000</text:p>
          </table:table-cell>
          <table:table-cell office:value-type="float" office:value="13" calcext:value-type="float">
            <text:p>13</text:p>
          </table:table-cell>
          <table:table-cell table:formula="of:=IFERROR([.C51]/([.C51]-[.G51]);1)" office:value-type="float" office:value="3.16666666666667" calcext:value-type="float">
            <text:p>3.1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8794" calcext:value-type="float">
            <text:p>238794</text:p>
          </table:table-cell>
          <table:table-cell office:value-type="float" office:value="63809700000" calcext:value-type="float">
            <text:p>63809700000</text:p>
          </table:table-cell>
          <table:table-cell office:value-type="float" office:value="12" calcext:value-type="float">
            <text:p>12</text:p>
          </table:table-cell>
          <table:table-cell table:formula="of:=IFERROR([.C52]/([.C52]-[.G52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1131" calcext:value-type="float">
            <text:p>181131</text:p>
          </table:table-cell>
          <table:table-cell office:value-type="float" office:value="37331500000" calcext:value-type="float">
            <text:p>37331500000</text:p>
          </table:table-cell>
          <table:table-cell office:value-type="float" office:value="5" calcext:value-type="float">
            <text:p>5</text:p>
          </table:table-cell>
          <table:table-cell table:formula="of:=IFERROR([.C53]/([.C53]-[.G53]);1)" office:value-type="float" office:value="3.5" calcext:value-type="float">
            <text:p>3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7032" calcext:value-type="float">
            <text:p>117032</text:p>
          </table:table-cell>
          <table:table-cell office:value-type="float" office:value="14450600000" calcext:value-type="float">
            <text:p>14450600000</text:p>
          </table:table-cell>
          <table:table-cell office:value-type="float" office:value="6" calcext:value-type="float">
            <text:p>6</text:p>
          </table:table-cell>
          <table:table-cell table:formula="of:=IFERROR([.C54]/([.C54]-[.G54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17700" calcext:value-type="float">
            <text:p>217700</text:p>
          </table:table-cell>
          <table:table-cell office:value-type="float" office:value="53747000000" calcext:value-type="float">
            <text:p>53747000000</text:p>
          </table:table-cell>
          <table:table-cell office:value-type="float" office:value="21" calcext:value-type="float">
            <text:p>21</text:p>
          </table:table-cell>
          <table:table-cell table:formula="of:=IFERROR([.C55]/([.C55]-[.G55]);1)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0286.9" calcext:value-type="float">
            <text:p>80286.9</text:p>
          </table:table-cell>
          <table:table-cell office:value-type="float" office:value="7087550000" calcext:value-type="float">
            <text:p>7087550000</text:p>
          </table:table-cell>
          <table:table-cell office:value-type="float" office:value="2" calcext:value-type="float">
            <text:p>2</text:p>
          </table:table-cell>
          <table:table-cell table:formula="of:=IFERROR([.C56]/([.C56]-[.G5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9475" calcext:value-type="float">
            <text:p>119475</text:p>
          </table:table-cell>
          <table:table-cell office:value-type="float" office:value="16612700000" calcext:value-type="float">
            <text:p>16612700000</text:p>
          </table:table-cell>
          <table:table-cell office:value-type="float" office:value="11" calcext:value-type="float">
            <text:p>11</text:p>
          </table:table-cell>
          <table:table-cell table:formula="of:=IFERROR([.C57]/([.C57]-[.G57]);1)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064.4" calcext:value-type="float">
            <text:p>44064.4</text:p>
          </table:table-cell>
          <table:table-cell office:value-type="float" office:value="1941670000" calcext:value-type="float">
            <text:p>1941670000</text:p>
          </table:table-cell>
          <table:table-cell office:value-type="float" office:value="4" calcext:value-type="float">
            <text:p>4</text:p>
          </table:table-cell>
          <table:table-cell table:formula="of:=IFERROR([.C58]/([.C58]-[.G58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8621" calcext:value-type="float">
            <text:p>158621</text:p>
          </table:table-cell>
          <table:table-cell office:value-type="float" office:value="38665000000" calcext:value-type="float">
            <text:p>38665000000</text:p>
          </table:table-cell>
          <table:table-cell office:value-type="float" office:value="9" calcext:value-type="float">
            <text:p>9</text:p>
          </table:table-cell>
          <table:table-cell table:formula="of:=IFERROR([.C59]/([.C59]-[.G59]);1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3638" calcext:value-type="float">
            <text:p>163638</text:p>
          </table:table-cell>
          <table:table-cell office:value-type="float" office:value="29580000000" calcext:value-type="float">
            <text:p>29580000000</text:p>
          </table:table-cell>
          <table:table-cell office:value-type="float" office:value="14" calcext:value-type="float">
            <text:p>14</text:p>
          </table:table-cell>
          <table:table-cell table:formula="of:=IFERROR([.C60]/([.C60]-[.G60]);1)"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50916" calcext:value-type="float">
            <text:p>150916</text:p>
          </table:table-cell>
          <table:table-cell office:value-type="float" office:value="31307200000" calcext:value-type="float">
            <text:p>31307200000</text:p>
          </table:table-cell>
          <table:table-cell office:value-type="float" office:value="23" calcext:value-type="float">
            <text:p>23</text:p>
          </table:table-cell>
          <table:table-cell table:formula="of:=IFERROR([.C61]/([.C61]-[.G61]);1)" office:value-type="float" office:value="2.4375" calcext:value-type="float">
            <text:p>2.4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6238" calcext:value-type="float">
            <text:p>206238</text:p>
          </table:table-cell>
          <table:table-cell office:value-type="float" office:value="53519500000" calcext:value-type="float">
            <text:p>53519500000</text:p>
          </table:table-cell>
          <table:table-cell office:value-type="float" office:value="9" calcext:value-type="float">
            <text:p>9</text:p>
          </table:table-cell>
          <table:table-cell table:formula="of:=IFERROR([.C62]/([.C62]-[.G62]);1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7262" calcext:value-type="float">
            <text:p>267262</text:p>
          </table:table-cell>
          <table:table-cell office:value-type="float" office:value="78598300000" calcext:value-type="float">
            <text:p>78598300000</text:p>
          </table:table-cell>
          <table:table-cell office:value-type="float" office:value="27" calcext:value-type="float">
            <text:p>27</text:p>
          </table:table-cell>
          <table:table-cell table:formula="of:=IFERROR([.C63]/([.C63]-[.G63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942.1" calcext:value-type="float">
            <text:p>94942.1</text:p>
          </table:table-cell>
          <table:table-cell office:value-type="float" office:value="9064250000" calcext:value-type="float">
            <text:p>9064250000</text:p>
          </table:table-cell>
          <table:table-cell office:value-type="float" office:value="6" calcext:value-type="float">
            <text:p>6</text:p>
          </table:table-cell>
          <table:table-cell table:formula="of:=IFERROR([.C64]/([.C64]-[.G64]);1)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0915" calcext:value-type="float">
            <text:p>220915</text:p>
          </table:table-cell>
          <table:table-cell office:value-type="float" office:value="55986300000" calcext:value-type="float">
            <text:p>55986300000</text:p>
          </table:table-cell>
          <table:table-cell office:value-type="float" office:value="12" calcext:value-type="float">
            <text:p>12</text:p>
          </table:table-cell>
          <table:table-cell table:formula="of:=IFERROR([.C65]/([.C65]-[.G65]);1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6335" calcext:value-type="float">
            <text:p>156335</text:p>
          </table:table-cell>
          <table:table-cell office:value-type="float" office:value="31817400000" calcext:value-type="float">
            <text:p>31817400000</text:p>
          </table:table-cell>
          <table:table-cell office:value-type="float" office:value="12" calcext:value-type="float">
            <text:p>12</text:p>
          </table:table-cell>
          <table:table-cell table:formula="of:=IFERROR([.C66]/([.C66]-[.G66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554.8" calcext:value-type="float">
            <text:p>60554.8</text:p>
          </table:table-cell>
          <table:table-cell office:value-type="float" office:value="3666880000" calcext:value-type="float">
            <text:p>3666880000</text:p>
          </table:table-cell>
          <table:table-cell office:value-type="float" office:value="4" calcext:value-type="float">
            <text:p>4</text:p>
          </table:table-cell>
          <table:table-cell table:formula="of:=IFERROR([.C67]/([.C67]-[.G67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1177" calcext:value-type="float">
            <text:p>221177</text:p>
          </table:table-cell>
          <table:table-cell office:value-type="float" office:value="80660900000" calcext:value-type="float">
            <text:p>80660900000</text:p>
          </table:table-cell>
          <table:table-cell office:value-type="float" office:value="13" calcext:value-type="float">
            <text:p>13</text:p>
          </table:table-cell>
          <table:table-cell table:formula="of:=IFERROR([.C68]/([.C68]-[.G68]);1)" office:value-type="float" office:value="3.16666666666667" calcext:value-type="float">
            <text:p>3.16666666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5404" calcext:value-type="float">
            <text:p>225404</text:p>
          </table:table-cell>
          <table:table-cell office:value-type="float" office:value="68781100000" calcext:value-type="float">
            <text:p>68781100000</text:p>
          </table:table-cell>
          <table:table-cell office:value-type="float" office:value="10" calcext:value-type="float">
            <text:p>10</text:p>
          </table:table-cell>
          <table:table-cell table:formula="of:=IFERROR([.C69]/([.C69]-[.G69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5901" calcext:value-type="float">
            <text:p>135901</text:p>
          </table:table-cell>
          <table:table-cell office:value-type="float" office:value="39655200000" calcext:value-type="float">
            <text:p>39655200000</text:p>
          </table:table-cell>
          <table:table-cell office:value-type="float" office:value="5" calcext:value-type="float">
            <text:p>5</text:p>
          </table:table-cell>
          <table:table-cell table:formula="of:=IFERROR([.C70]/([.C70]-[.G70]);1)" office:value-type="float" office:value="2.66666666666667" calcext:value-type="float">
            <text:p>2.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9012" calcext:value-type="float">
            <text:p>229012</text:p>
          </table:table-cell>
          <table:table-cell office:value-type="float" office:value="91258700000" calcext:value-type="float">
            <text:p>91258700000</text:p>
          </table:table-cell>
          <table:table-cell office:value-type="float" office:value="4" calcext:value-type="float">
            <text:p>4</text:p>
          </table:table-cell>
          <table:table-cell table:formula="of:=IFERROR([.C71]/([.C71]-[.G71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8890" calcext:value-type="float">
            <text:p>118890</text:p>
          </table:table-cell>
          <table:table-cell office:value-type="float" office:value="17690000000" calcext:value-type="float">
            <text:p>17690000000</text:p>
          </table:table-cell>
          <table:table-cell office:value-type="float" office:value="6" calcext:value-type="float">
            <text:p>6</text:p>
          </table:table-cell>
          <table:table-cell table:formula="of:=IFERROR([.C72]/([.C72]-[.G72]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9208" calcext:value-type="float">
            <text:p>179208</text:p>
          </table:table-cell>
          <table:table-cell office:value-type="float" office:value="47021700000" calcext:value-type="float">
            <text:p>47021700000</text:p>
          </table:table-cell>
          <table:table-cell office:value-type="float" office:value="20" calcext:value-type="float">
            <text:p>20</text:p>
          </table:table-cell>
          <table:table-cell table:formula="of:=IFERROR([.C73]/([.C73]-[.G73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330" calcext:value-type="float">
            <text:p>134330</text:p>
          </table:table-cell>
          <table:table-cell office:value-type="float" office:value="18573400000" calcext:value-type="float">
            <text:p>18573400000</text:p>
          </table:table-cell>
          <table:table-cell office:value-type="float" office:value="5" calcext:value-type="float">
            <text:p>5</text:p>
          </table:table-cell>
          <table:table-cell table:formula="of:=IFERROR([.C74]/([.C74]-[.G74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9457" calcext:value-type="float">
            <text:p>259457</text:p>
          </table:table-cell>
          <table:table-cell office:value-type="float" office:value="84235500000" calcext:value-type="float">
            <text:p>84235500000</text:p>
          </table:table-cell>
          <table:table-cell office:value-type="float" office:value="24" calcext:value-type="float">
            <text:p>24</text:p>
          </table:table-cell>
          <table:table-cell table:formula="of:=IFERROR([.C75]/([.C75]-[.G75]);1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8279" calcext:value-type="float">
            <text:p>228279</text:p>
          </table:table-cell>
          <table:table-cell office:value-type="float" office:value="77857600000" calcext:value-type="float">
            <text:p>77857600000</text:p>
          </table:table-cell>
          <table:table-cell office:value-type="float" office:value="11" calcext:value-type="float">
            <text:p>11</text:p>
          </table:table-cell>
          <table:table-cell table:formula="of:=IFERROR([.C76]/([.C76]-[.G76]);1)" office:value-type="float" office:value="2.83333333333333" calcext:value-type="float">
            <text:p>2.8333333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9267" calcext:value-type="float">
            <text:p>179267</text:p>
          </table:table-cell>
          <table:table-cell office:value-type="float" office:value="45113500000" calcext:value-type="float">
            <text:p>45113500000</text:p>
          </table:table-cell>
          <table:table-cell office:value-type="float" office:value="9" calcext:value-type="float">
            <text:p>9</text:p>
          </table:table-cell>
          <table:table-cell table:formula="of:=IFERROR([.C77]/([.C77]-[.G77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7627" calcext:value-type="float">
            <text:p>127627</text:p>
          </table:table-cell>
          <table:table-cell office:value-type="float" office:value="27233100000" calcext:value-type="float">
            <text:p>27233100000</text:p>
          </table:table-cell>
          <table:table-cell office:value-type="float" office:value="9" calcext:value-type="float">
            <text:p>9</text:p>
          </table:table-cell>
          <table:table-cell table:formula="of:=IFERROR([.C78]/([.C78]-[.G78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0339" calcext:value-type="float">
            <text:p>270339</text:p>
          </table:table-cell>
          <table:table-cell office:value-type="float" office:value="86376200000" calcext:value-type="float">
            <text:p>86376200000</text:p>
          </table:table-cell>
          <table:table-cell office:value-type="float" office:value="15" calcext:value-type="float">
            <text:p>15</text:p>
          </table:table-cell>
          <table:table-cell table:formula="of:=IFERROR([.C79]/([.C79]-[.G79]);1)" office:value-type="float" office:value="3.5" calcext:value-type="float">
            <text:p>3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6794" calcext:value-type="float">
            <text:p>186794</text:p>
          </table:table-cell>
          <table:table-cell office:value-type="float" office:value="48887600000" calcext:value-type="float">
            <text:p>48887600000</text:p>
          </table:table-cell>
          <table:table-cell office:value-type="float" office:value="16" calcext:value-type="float">
            <text:p>16</text:p>
          </table:table-cell>
          <table:table-cell table:formula="of:=IFERROR([.C80]/([.C80]-[.G80]);1)" office:value-type="float" office:value="3.28571428571429" calcext:value-type="float">
            <text:p>3.28571428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2652" calcext:value-type="float">
            <text:p>132652</text:p>
          </table:table-cell>
          <table:table-cell office:value-type="float" office:value="20313600000" calcext:value-type="float">
            <text:p>20313600000</text:p>
          </table:table-cell>
          <table:table-cell office:value-type="float" office:value="13" calcext:value-type="float">
            <text:p>13</text:p>
          </table:table-cell>
          <table:table-cell table:formula="of:=IFERROR([.C81]/([.C81]-[.G81]);1)" office:value-type="float" office:value="3.6" calcext:value-type="float">
            <text:p>3.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8809" calcext:value-type="float">
            <text:p>148809</text:p>
          </table:table-cell>
          <table:table-cell office:value-type="float" office:value="30452600000" calcext:value-type="float">
            <text:p>30452600000</text:p>
          </table:table-cell>
          <table:table-cell office:value-type="float" office:value="8" calcext:value-type="float">
            <text:p>8</text:p>
          </table:table-cell>
          <table:table-cell table:formula="of:=IFERROR([.C82]/([.C82]-[.G82]);1)" office:value-type="float" office:value="2.14285714285714" calcext:value-type="float">
            <text:p>2.14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0302" calcext:value-type="float">
            <text:p>130302</text:p>
          </table:table-cell>
          <table:table-cell office:value-type="float" office:value="19438200000" calcext:value-type="float">
            <text:p>19438200000</text:p>
          </table:table-cell>
          <table:table-cell office:value-type="float" office:value="8" calcext:value-type="float">
            <text:p>8</text:p>
          </table:table-cell>
          <table:table-cell table:formula="of:=IFERROR([.C83]/([.C83]-[.G83]);1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9367" calcext:value-type="float">
            <text:p>149367</text:p>
          </table:table-cell>
          <table:table-cell office:value-type="float" office:value="32585500000" calcext:value-type="float">
            <text:p>32585500000</text:p>
          </table:table-cell>
          <table:table-cell office:value-type="float" office:value="7" calcext:value-type="float">
            <text:p>7</text:p>
          </table:table-cell>
          <table:table-cell table:formula="of:=IFERROR([.C84]/([.C84]-[.G84])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2094" calcext:value-type="float">
            <text:p>172094</text:p>
          </table:table-cell>
          <table:table-cell office:value-type="float" office:value="35063000000" calcext:value-type="float">
            <text:p>35063000000</text:p>
          </table:table-cell>
          <table:table-cell office:value-type="float" office:value="5" calcext:value-type="float">
            <text:p>5</text:p>
          </table:table-cell>
          <table:table-cell table:formula="of:=IFERROR([.C85]/([.C85]-[.G85]);1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0261.9" calcext:value-type="float">
            <text:p>90261.9</text:p>
          </table:table-cell>
          <table:table-cell office:value-type="float" office:value="8786830000" calcext:value-type="float">
            <text:p>8786830000</text:p>
          </table:table-cell>
          <table:table-cell office:value-type="float" office:value="4" calcext:value-type="float">
            <text:p>4</text:p>
          </table:table-cell>
          <table:table-cell table:formula="of:=IFERROR([.C86]/([.C86]-[.G86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0675" calcext:value-type="float">
            <text:p>230675</text:p>
          </table:table-cell>
          <table:table-cell office:value-type="float" office:value="59839900000" calcext:value-type="float">
            <text:p>59839900000</text:p>
          </table:table-cell>
          <table:table-cell office:value-type="float" office:value="13" calcext:value-type="float">
            <text:p>13</text:p>
          </table:table-cell>
          <table:table-cell table:formula="of:=IFERROR([.C87]/([.C87]-[.G87]);1)" office:value-type="float" office:value="3.16666666666667" calcext:value-type="float">
            <text:p>3.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4341" calcext:value-type="float">
            <text:p>204341</text:p>
          </table:table-cell>
          <table:table-cell office:value-type="float" office:value="51688300000" calcext:value-type="float">
            <text:p>51688300000</text:p>
          </table:table-cell>
          <table:table-cell office:value-type="float" office:value="13" calcext:value-type="float">
            <text:p>13</text:p>
          </table:table-cell>
          <table:table-cell table:formula="of:=IFERROR([.C88]/([.C88]-[.G88]);1)" office:value-type="float" office:value="2.625" calcext:value-type="float">
            <text:p>2.6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9582" calcext:value-type="float">
            <text:p>289582</text:p>
          </table:table-cell>
          <table:table-cell office:value-type="float" office:value="89694700000" calcext:value-type="float">
            <text:p>89694700000</text:p>
          </table:table-cell>
          <table:table-cell office:value-type="float" office:value="7" calcext:value-type="float">
            <text:p>7</text:p>
          </table:table-cell>
          <table:table-cell table:formula="of:=IFERROR([.C89]/([.C89]-[.G89]);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8074" calcext:value-type="float">
            <text:p>208074</text:p>
          </table:table-cell>
          <table:table-cell office:value-type="float" office:value="52919900000" calcext:value-type="float">
            <text:p>52919900000</text:p>
          </table:table-cell>
          <table:table-cell office:value-type="float" office:value="18" calcext:value-type="float">
            <text:p>18</text:p>
          </table:table-cell>
          <table:table-cell table:formula="of:=IFERROR([.C90]/([.C90]-[.G90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5046" calcext:value-type="float">
            <text:p>125046</text:p>
          </table:table-cell>
          <table:table-cell office:value-type="float" office:value="17060200000" calcext:value-type="float">
            <text:p>17060200000</text:p>
          </table:table-cell>
          <table:table-cell office:value-type="float" office:value="4" calcext:value-type="float">
            <text:p>4</text:p>
          </table:table-cell>
          <table:table-cell table:formula="of:=IFERROR([.C91]/([.C91]-[.G91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5843" calcext:value-type="float">
            <text:p>195843</text:p>
          </table:table-cell>
          <table:table-cell office:value-type="float" office:value="47093900000" calcext:value-type="float">
            <text:p>47093900000</text:p>
          </table:table-cell>
          <table:table-cell office:value-type="float" office:value="25" calcext:value-type="float">
            <text:p>25</text:p>
          </table:table-cell>
          <table:table-cell table:formula="of:=IFERROR([.C92]/([.C92]-[.G92]);1)" office:value-type="float" office:value="2.78571428571429" calcext:value-type="float">
            <text:p>2.7857142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7254" calcext:value-type="float">
            <text:p>207254</text:p>
          </table:table-cell>
          <table:table-cell office:value-type="float" office:value="53313800000" calcext:value-type="float">
            <text:p>53313800000</text:p>
          </table:table-cell>
          <table:table-cell office:value-type="float" office:value="8" calcext:value-type="float">
            <text:p>8</text:p>
          </table:table-cell>
          <table:table-cell table:formula="of:=IFERROR([.C93]/([.C93]-[.G93]);1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0496.1" calcext:value-type="float">
            <text:p>80496.1</text:p>
          </table:table-cell>
          <table:table-cell office:value-type="float" office:value="6813760000" calcext:value-type="float">
            <text:p>6813760000</text:p>
          </table:table-cell>
          <table:table-cell office:value-type="float" office:value="13" calcext:value-type="float">
            <text:p>13</text:p>
          </table:table-cell>
          <table:table-cell table:formula="of:=IFERROR([.C94]/([.C94]-[.G94]);1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3401" calcext:value-type="float">
            <text:p>253401</text:p>
          </table:table-cell>
          <table:table-cell office:value-type="float" office:value="67333800000" calcext:value-type="float">
            <text:p>67333800000</text:p>
          </table:table-cell>
          <table:table-cell office:value-type="float" office:value="20" calcext:value-type="float">
            <text:p>20</text:p>
          </table:table-cell>
          <table:table-cell table:formula="of:=IFERROR([.C95]/([.C95]-[.G95]);1)" office:value-type="float" office:value="3.22222222222222" calcext:value-type="float">
            <text:p>3.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375" calcext:value-type="float">
            <text:p>141375</text:p>
          </table:table-cell>
          <table:table-cell office:value-type="float" office:value="23154500000" calcext:value-type="float">
            <text:p>23154500000</text:p>
          </table:table-cell>
          <table:table-cell office:value-type="float" office:value="14" calcext:value-type="float">
            <text:p>14</text:p>
          </table:table-cell>
          <table:table-cell table:formula="of:=IFERROR([.C96]/([.C96]-[.G96]);1)" office:value-type="float" office:value="3.33333333333333" calcext:value-type="float">
            <text:p>3.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5427" calcext:value-type="float">
            <text:p>165427</text:p>
          </table:table-cell>
          <table:table-cell office:value-type="float" office:value="36866500000" calcext:value-type="float">
            <text:p>36866500000</text:p>
          </table:table-cell>
          <table:table-cell office:value-type="float" office:value="20" calcext:value-type="float">
            <text:p>20</text:p>
          </table:table-cell>
          <table:table-cell table:formula="of:=IFERROR([.C97]/([.C97]-[.G97]);1)" office:value-type="float" office:value="2.81818181818182" calcext:value-type="float">
            <text:p>2.8181818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5142" calcext:value-type="float">
            <text:p>125142</text:p>
          </table:table-cell>
          <table:table-cell office:value-type="float" office:value="16841300000" calcext:value-type="float">
            <text:p>16841300000</text:p>
          </table:table-cell>
          <table:table-cell office:value-type="float" office:value="27" calcext:value-type="float">
            <text:p>27</text:p>
          </table:table-cell>
          <table:table-cell table:formula="of:=IFERROR([.C98]/([.C98]-[.G98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4464" calcext:value-type="float">
            <text:p>104464</text:p>
          </table:table-cell>
          <table:table-cell office:value-type="float" office:value="11588300000" calcext:value-type="float">
            <text:p>11588300000</text:p>
          </table:table-cell>
          <table:table-cell office:value-type="float" office:value="27" calcext:value-type="float">
            <text:p>27</text:p>
          </table:table-cell>
          <table:table-cell table:formula="of:=IFERROR([.C99]/([.C99]-[.G99]);1)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0890" calcext:value-type="float">
            <text:p>100890</text:p>
          </table:table-cell>
          <table:table-cell office:value-type="float" office:value="10430800000" calcext:value-type="float">
            <text:p>10430800000</text:p>
          </table:table-cell>
          <table:table-cell office:value-type="float" office:value="24" calcext:value-type="float">
            <text:p>24</text:p>
          </table:table-cell>
          <table:table-cell table:formula="of:=IFERROR([.C100]/([.C100]-[.G100]);1)" office:value-type="float" office:value="3.18181818181818" calcext:value-type="float">
            <text:p>3.1818181818</text:p>
          </table:table-cell>
        </table:table-row>
        <table:table-row table:style-name="ro1">
          <table:table-cell table:style-name="ce1" table:formula="of:=AVERAGE([.A1:.A100])" office:value-type="float" office:value="1.25" calcext:value-type="float">
            <text:p>1.25</text:p>
          </table:table-cell>
          <table:table-cell table:style-name="ce1" table:formula="of:=AVERAGE([.B1:.B100])" office:value-type="float" office:value="0.88" calcext:value-type="float">
            <text:p>0.88</text:p>
          </table:table-cell>
          <table:table-cell table:style-name="ce1" table:formula="of:=AVERAGE([.C1:.C100])" office:value-type="float" office:value="18.67" calcext:value-type="float">
            <text:p>18.67</text:p>
          </table:table-cell>
          <table:table-cell table:style-name="ce1" table:formula="of:=AVERAGE([.D1:.D100])" office:value-type="float" office:value="0.1" calcext:value-type="float">
            <text:p>0.1</text:p>
          </table:table-cell>
          <table:table-cell table:style-name="ce1" table:formula="of:=AVERAGE([.E1:.E100])" office:value-type="float" office:value="186708.843" calcext:value-type="float">
            <text:p>186708.843</text:p>
          </table:table-cell>
          <table:table-cell table:style-name="ce1" table:formula="of:=AVERAGE([.F1:.F100])" office:value-type="float" office:value="47439791300" calcext:value-type="float">
            <text:p>47439791300</text:p>
          </table:table-cell>
          <table:table-cell table:style-name="ce1" table:formula="of:=AVERAGE([.G1:.G100])" office:value-type="float" office:value="12.69" calcext:value-type="float">
            <text:p>12.69</text:p>
          </table:table-cell>
          <table:table-cell table:style-name="ce1" table:formula="of:=AVERAGE([.H1:.H100])" office:value-type="float" office:value="3.31648366910867" calcext:value-type="float">
            <text:p>3.3164836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09:56:09.953227824</dc:date>
    <meta:editing-duration>P4DT36M45S</meta:editing-duration>
    <meta:editing-cycles>1</meta:editing-cycles>
    <meta:document-statistic meta:table-count="1" meta:cell-count="808" meta:object-count="0"/>
    <meta:generator>LibreOffice/5.1.6.2$Linux_X86_64 LibreOffice_project/10m0$Build-2</meta:generator>
  </office:meta>
</office:document-meta>
</file>